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CommandSupport.getAdmi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CommandSupport.setAdminService( AdminService admi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CommandSupport.getExistingInstan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